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2:Sheet1.J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 style:data-style-name="N2" text:time-value="16:02:38.196414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2-28T16:11:00.772299028</dc:date>
    <meta:editing-duration>P7DT13H43M40S</meta:editing-duration>
    <meta:editing-cycles>517</meta:editing-cycles>
    <meta:generator>LibreOffice/6.0.1.1$Linux_X86_64 LibreOffice_project/00m0$Build-1</meta:generator>
    <meta:document-statistic meta:table-count="1" meta:cell-count="5618" meta:object-count="0"/>
  </office:meta>
</office:document-meta>
</file>